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7]-[.F7]" office:value-type="float" office:value="40" calcext:value-type="float">
            <text:p>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80" calcext:value-type="float">
            <text:p>78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8]-[.F8]" office:value-type="float" office:value="-40" calcext:value-type="float">
            <text:p>(40,00)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14]-[.F1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15]-[.F1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11-03" calcext:value-type="date">
            <text:p>03/11/2025</text:p>
          </table:table-cell>
          <table:table-cell table:style-name="ce51" table:formula="of:=[.C16]-[.F1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6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8:34.119779109">00:00:00</text:time></text:span><text:span text:style-name="MT2"><text:s/></text:span></text:p>
        </style:region-center>
        <style:region-right>
          <text:p><text:span text:style-name="MT4">Adriana Martins Keder</text:span></text:p>
          <text:p><text:span text:style-name="MT2">Tel.: 3248-2677 / 9692-255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driana Martins Keder</text:span></text:p>
          <text:p>adrianamkeder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8:34.1217874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1-03T17:35:24.617844326</dc:date>
    <dc:language>pt-PT</dc:language>
    <meta:editing-cycles>498</meta:editing-cycles>
    <meta:editing-duration>P2DT14H19M29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